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.0004in" svg:y="3.9024in">
            <draw:object draw:notify-on-update-of-ranges="Sheet1.J2:Sheet1.J22 Sheet1.K1:Sheet1.K1 Sheet1.K2:Sheet1.K22 Sheet1.J2:Sheet1.J22 Sheet1.L1:Sheet1.L1 Sheet1.L2:Sheet1.L22 Sheet1.J2:Sheet1.J22 Sheet1.M1:Sheet1.M1 Sheet1.M2:Sheet1.M22 Sheet1.J2:Sheet1.J22 Sheet1.N1:Sheet1.N1 Sheet1.N2:Sheet1.N22 Sheet1.J2:Sheet1.J22 Sheet1.O1:Sheet1.O1 Sheet1.O2:Sheet1.O22 Sheet1.J2:Sheet1.J22 Sheet1.P1:Sheet1.P1 Sheet1.P2:Sheet1.P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7" table:default-cell-style-name="ce2"/>
        <table:table-row table:style-name="ro1">
          <table:table-cell/>
          <table:table-cell table:style-name="ce1" table:number-columns-repeated="7"/>
          <table:table-cell/>
          <table:table-cell table:style-name="ce4" office:value-type="string">
            <text:p>ky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">
            <text:p>0.0000</text:p>
          </table:table-cell>
          <table:table-cell office:value-type="float" office:value="0.00000146368927652871">
            <text:p>1.46E-006</text:p>
          </table:table-cell>
          <table:table-cell office:value-type="float" office:value="0.00000105477022575537">
            <text:p>1.05E-006</text:p>
          </table:table-cell>
          <table:table-cell office:value-type="float" office:value="71128749.5460167">
            <text:p>7.11E+007</text:p>
          </table:table-cell>
          <table:table-cell office:value-type="float" office:value="75250471.0822401">
            <text:p>7.53E+007</text:p>
          </table:table-cell>
          <table:table-cell office:value-type="float" office:value="75250471.0822407">
            <text:p>7.53E+007</text:p>
          </table:table-cell>
          <table:table-cell office:value-type="float" office:value="84648865.2589814">
            <text:p>8.46E+007</text:p>
          </table:table-cell>
          <table:table-cell/>
          <table:table-cell table:formula="of:=2*[.B2]/PI()" office:value-type="float" office:value="0">
            <text:p>0.0000</text:p>
          </table:table-cell>
          <table:table-cell table:formula="of:=2*SQRT([.C2])/5000" office:value-type="float" office:value="0.000000483932107061098">
            <text:p>0.0000</text:p>
          </table:table-cell>
          <table:table-cell table:formula="of:=2*SQRT([.D2])/5000" office:value-type="float" office:value="0.000000410808028306239">
            <text:p>0.0000</text:p>
          </table:table-cell>
          <table:table-cell table:formula="of:=2*SQRT([.E2])/5000" office:value-type="float" office:value="3.37351447712362">
            <text:p>3.3735</text:p>
          </table:table-cell>
          <table:table-cell table:formula="of:=2*SQRT([.F2])/5000" office:value-type="float" office:value="3.46988117565406">
            <text:p>3.4699</text:p>
          </table:table-cell>
          <table:table-cell table:formula="of:=2*SQRT([.G2])/5000" office:value-type="float" office:value="3.46988117565408">
            <text:p>3.4699</text:p>
          </table:table-cell>
          <table:table-cell table:formula="of:=2*SQRT([.H2])/5000" office:value-type="float" office:value="3.68019271797511">
            <text:p>3.68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8539815">
            <text:p>0.0785</text:p>
          </table:table-cell>
          <table:table-cell office:value-type="float" office:value="43333.9175516263">
            <text:p>4.33E+004</text:p>
          </table:table-cell>
          <table:table-cell office:value-type="float" office:value="168112.897202741">
            <text:p>1.68E+005</text:p>
          </table:table-cell>
          <table:table-cell office:value-type="float" office:value="69764294.4926621">
            <text:p>6.98E+007</text:p>
          </table:table-cell>
          <table:table-cell office:value-type="float" office:value="75320409.2595042">
            <text:p>7.53E+007</text:p>
          </table:table-cell>
          <table:table-cell office:value-type="float" office:value="75653456.447673">
            <text:p>7.57E+007</text:p>
          </table:table-cell>
          <table:table-cell office:value-type="float" office:value="85811815.461714">
            <text:p>8.58E+007</text:p>
          </table:table-cell>
          <table:table-cell/>
          <table:table-cell table:formula="of:=2*[.B3]/PI()" office:value-type="float" office:value="0.049999999147092">
            <text:p>0.0500</text:p>
          </table:table-cell>
          <table:table-cell table:formula="of:=2*SQRT([.C3])/5000" office:value-type="float" office:value="0.0832672012755335">
            <text:p>0.0833</text:p>
          </table:table-cell>
          <table:table-cell table:formula="of:=2*SQRT([.D3])/5000" office:value-type="float" office:value="0.164006291197742">
            <text:p>0.1640</text:p>
          </table:table-cell>
          <table:table-cell table:formula="of:=2*SQRT([.E3])/5000" office:value-type="float" office:value="3.34100091571762">
            <text:p>3.3410</text:p>
          </table:table-cell>
          <table:table-cell table:formula="of:=2*SQRT([.F3])/5000" office:value-type="float" office:value="3.47149326393134">
            <text:p>3.4715</text:p>
          </table:table-cell>
          <table:table-cell table:formula="of:=2*SQRT([.G3])/5000" office:value-type="float" office:value="3.4791598169138">
            <text:p>3.4792</text:p>
          </table:table-cell>
          <table:table-cell table:formula="of:=2*SQRT([.H3])/5000" office:value-type="float" office:value="3.70538668344806">
            <text:p>3.70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5707963">
            <text:p>0.1571</text:p>
          </table:table-cell>
          <table:table-cell office:value-type="float" office:value="173280.869846623">
            <text:p>1.73E+005</text:p>
          </table:table-cell>
          <table:table-cell office:value-type="float" office:value="671827.191842387">
            <text:p>6.72E+005</text:p>
          </table:table-cell>
          <table:table-cell office:value-type="float" office:value="66944544.0593786">
            <text:p>6.69E+007</text:p>
          </table:table-cell>
          <table:table-cell office:value-type="float" office:value="75530354.9301975">
            <text:p>7.55E+007</text:p>
          </table:table-cell>
          <table:table-cell office:value-type="float" office:value="76155858.4418164">
            <text:p>7.62E+007</text:p>
          </table:table-cell>
          <table:table-cell office:value-type="float" office:value="88733541.4448532">
            <text:p>8.87E+007</text:p>
          </table:table-cell>
          <table:table-cell/>
          <table:table-cell table:formula="of:=2*[.B4]/PI()" office:value-type="float" office:value="0.0999999982941839">
            <text:p>0.1000</text:p>
          </table:table-cell>
          <table:table-cell table:formula="of:=2*SQRT([.C4])/5000" office:value-type="float" office:value="0.166508075406149">
            <text:p>0.1665</text:p>
          </table:table-cell>
          <table:table-cell table:formula="of:=2*SQRT([.D4])/5000" office:value-type="float" office:value="0.327860260926484">
            <text:p>0.3279</text:p>
          </table:table-cell>
          <table:table-cell table:formula="of:=2*SQRT([.E4])/5000" office:value-type="float" office:value="3.27278582395802">
            <text:p>3.2728</text:p>
          </table:table-cell>
          <table:table-cell table:formula="of:=2*SQRT([.F4])/5000" office:value-type="float" office:value="3.47632806116333">
            <text:p>3.4763</text:p>
          </table:table-cell>
          <table:table-cell table:formula="of:=2*SQRT([.G4])/5000" office:value-type="float" office:value="3.49069296138899">
            <text:p>3.4907</text:p>
          </table:table-cell>
          <table:table-cell table:formula="of:=2*SQRT([.H4])/5000" office:value-type="float" office:value="3.76793930831914">
            <text:p>3.767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35619445">
            <text:p>0.2356</text:p>
          </table:table-cell>
          <table:table-cell office:value-type="float" office:value="389674.021330726">
            <text:p>3.90E+005</text:p>
          </table:table-cell>
          <table:table-cell office:value-type="float" office:value="1509241.19387722">
            <text:p>1.51E+006</text:p>
          </table:table-cell>
          <table:table-cell office:value-type="float" office:value="63706760.2674311">
            <text:p>6.37E+007</text:p>
          </table:table-cell>
          <table:table-cell office:value-type="float" office:value="75880691.1559235">
            <text:p>7.59E+007</text:p>
          </table:table-cell>
          <table:table-cell office:value-type="float" office:value="76539223.1194022">
            <text:p>7.65E+007</text:p>
          </table:table-cell>
          <table:table-cell office:value-type="float" office:value="92595019.5639467">
            <text:p>9.26E+007</text:p>
          </table:table-cell>
          <table:table-cell/>
          <table:table-cell table:formula="of:=2*[.B5]/PI()" office:value-type="float" office:value="0.149999997441276">
            <text:p>0.1500</text:p>
          </table:table-cell>
          <table:table-cell table:formula="of:=2*SQRT([.C5])/5000" office:value-type="float" office:value="0.249695501387022">
            <text:p>0.2497</text:p>
          </table:table-cell>
          <table:table-cell table:formula="of:=2*SQRT([.D5])/5000" office:value-type="float" office:value="0.491404712045332">
            <text:p>0.4914</text:p>
          </table:table-cell>
          <table:table-cell table:formula="of:=2*SQRT([.E5])/5000" office:value-type="float" office:value="3.19266058997648">
            <text:p>3.1927</text:p>
          </table:table-cell>
          <table:table-cell table:formula="of:=2*SQRT([.F5])/5000" office:value-type="float" office:value="3.48438094716232">
            <text:p>3.4844</text:p>
          </table:table-cell>
          <table:table-cell table:formula="of:=2*SQRT([.G5])/5000" office:value-type="float" office:value="3.49946791657022">
            <text:p>3.4995</text:p>
          </table:table-cell>
          <table:table-cell table:formula="of:=2*SQRT([.H5])/5000" office:value-type="float" office:value="3.84905223791929">
            <text:p>3.849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1415926">
            <text:p>0.3142</text:p>
          </table:table-cell>
          <table:table-cell office:value-type="float" office:value="692226.751706933">
            <text:p>6.92E+005</text:p>
          </table:table-cell>
          <table:table-cell office:value-type="float" office:value="2677087.15373512">
            <text:p>2.68E+006</text:p>
          </table:table-cell>
          <table:table-cell office:value-type="float" office:value="60375409.7245575">
            <text:p>6.04E+007</text:p>
          </table:table-cell>
          <table:table-cell office:value-type="float" office:value="76372018.8432465">
            <text:p>7.64E+007</text:p>
          </table:table-cell>
          <table:table-cell office:value-type="float" office:value="76899192.3482226">
            <text:p>7.69E+007</text:p>
          </table:table-cell>
          <table:table-cell office:value-type="float" office:value="96975697.2970337">
            <text:p>9.70E+007</text:p>
          </table:table-cell>
          <table:table-cell/>
          <table:table-cell table:formula="of:=2*[.B6]/PI()" office:value-type="float" office:value="0.199999996588368">
            <text:p>0.2000</text:p>
          </table:table-cell>
          <table:table-cell table:formula="of:=2*SQRT([.C6])/5000" office:value-type="float" office:value="0.332800661467355">
            <text:p>0.3328</text:p>
          </table:table-cell>
          <table:table-cell table:formula="of:=2*SQRT([.D6])/5000" office:value-type="float" office:value="0.654472264192776">
            <text:p>0.6545</text:p>
          </table:table-cell>
          <table:table-cell table:formula="of:=2*SQRT([.E6])/5000" office:value-type="float" office:value="3.10806459970336">
            <text:p>3.1081</text:p>
          </table:table-cell>
          <table:table-cell table:formula="of:=2*SQRT([.F6])/5000" office:value-type="float" office:value="3.49564343360696">
            <text:p>3.4956</text:p>
          </table:table-cell>
          <table:table-cell table:formula="of:=2*SQRT([.G6])/5000" office:value-type="float" office:value="3.50768738283725">
            <text:p>3.5077</text:p>
          </table:table-cell>
          <table:table-cell table:formula="of:=2*SQRT([.H6])/5000" office:value-type="float" office:value="3.93904957667778">
            <text:p>3.939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92699075">
            <text:p>0.3927</text:p>
          </table:table-cell>
          <table:table-cell office:value-type="float" office:value="1080518.15976476">
            <text:p>1.08E+006</text:p>
          </table:table-cell>
          <table:table-cell office:value-type="float" office:value="4170571.91096899">
            <text:p>4.17E+006</text:p>
          </table:table-cell>
          <table:table-cell office:value-type="float" office:value="57067204.6187404">
            <text:p>5.71E+007</text:p>
          </table:table-cell>
          <table:table-cell office:value-type="float" office:value="77005088.7553741">
            <text:p>7.70E+007</text:p>
          </table:table-cell>
          <table:table-cell office:value-type="float" office:value="77288514.759393">
            <text:p>7.73E+007</text:p>
          </table:table-cell>
          <table:table-cell office:value-type="float" office:value="101705286.939415">
            <text:p>1.02E+008</text:p>
          </table:table-cell>
          <table:table-cell/>
          <table:table-cell table:formula="of:=2*[.B7]/PI()" office:value-type="float" office:value="0.24999999573546">
            <text:p>0.2500</text:p>
          </table:table-cell>
          <table:table-cell table:formula="of:=2*SQRT([.C7])/5000" office:value-type="float" office:value="0.41579190175178">
            <text:p>0.4158</text:p>
          </table:table-cell>
          <table:table-cell table:formula="of:=2*SQRT([.D7])/5000" office:value-type="float" office:value="0.816879125547371">
            <text:p>0.8169</text:p>
          </table:table-cell>
          <table:table-cell table:formula="of:=2*SQRT([.E7])/5000" office:value-type="float" office:value="3.02171354350449">
            <text:p>3.0217</text:p>
          </table:table-cell>
          <table:table-cell table:formula="of:=2*SQRT([.F7])/5000" office:value-type="float" office:value="3.51010173653982">
            <text:p>3.5101</text:p>
          </table:table-cell>
          <table:table-cell table:formula="of:=2*SQRT([.G7])/5000" office:value-type="float" office:value="3.51655546828183">
            <text:p>3.5166</text:p>
          </table:table-cell>
          <table:table-cell table:formula="of:=2*SQRT([.H7])/5000" office:value-type="float" office:value="4.0339615652986">
            <text:p>4.03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23889">
            <text:p>0.4712</text:p>
          </table:table-cell>
          <table:table-cell office:value-type="float" office:value="1553969.09451299">
            <text:p>1.55E+006</text:p>
          </table:table-cell>
          <table:table-cell office:value-type="float" office:value="5983127.94649263">
            <text:p>5.98E+006</text:p>
          </table:table-cell>
          <table:table-cell office:value-type="float" office:value="53831178.7713005">
            <text:p>5.38E+007</text:p>
          </table:table-cell>
          <table:table-cell office:value-type="float" office:value="77728097.2047345">
            <text:p>7.77E+007</text:p>
          </table:table-cell>
          <table:table-cell office:value-type="float" office:value="77780678.2336581">
            <text:p>7.78E+007</text:p>
          </table:table-cell>
          <table:table-cell office:value-type="float" office:value="106712338.723443">
            <text:p>1.07E+008</text:p>
          </table:table-cell>
          <table:table-cell/>
          <table:table-cell table:formula="of:=2*[.B8]/PI()" office:value-type="float" office:value="0.299999994882552">
            <text:p>0.3000</text:p>
          </table:table-cell>
          <table:table-cell table:formula="of:=2*SQRT([.C8])/5000" office:value-type="float" office:value="0.498633186944149">
            <text:p>0.4986</text:p>
          </table:table-cell>
          <table:table-cell table:formula="of:=2*SQRT([.D8])/5000" office:value-type="float" office:value="0.978417329894979">
            <text:p>0.9784</text:p>
          </table:table-cell>
          <table:table-cell table:formula="of:=2*SQRT([.E8])/5000" office:value-type="float" office:value="2.93478936269847">
            <text:p>2.9348</text:p>
          </table:table-cell>
          <table:table-cell table:formula="of:=2*SQRT([.F8])/5000" office:value-type="float" office:value="3.52654158528685">
            <text:p>3.5265</text:p>
          </table:table-cell>
          <table:table-cell table:formula="of:=2*SQRT([.G8])/5000" office:value-type="float" office:value="3.52773419029627">
            <text:p>3.5277</text:p>
          </table:table-cell>
          <table:table-cell table:formula="of:=2*SQRT([.H8])/5000" office:value-type="float" office:value="4.13206657687782">
            <text:p>4.1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49778705">
            <text:p>0.5498</text:p>
          </table:table-cell>
          <table:table-cell office:value-type="float" office:value="2111804.06522399">
            <text:p>2.11E+006</text:p>
          </table:table-cell>
          <table:table-cell office:value-type="float" office:value="8106043.97529343">
            <text:p>8.11E+006</text:p>
          </table:table-cell>
          <table:table-cell office:value-type="float" office:value="50690125.9654494">
            <text:p>5.07E+007</text:p>
          </table:table-cell>
          <table:table-cell office:value-type="float" office:value="78225406.7995213">
            <text:p>7.82E+007</text:p>
          </table:table-cell>
          <table:table-cell office:value-type="float" office:value="78699371.1113482">
            <text:p>7.87E+007</text:p>
          </table:table-cell>
          <table:table-cell office:value-type="float" office:value="111963746.888683">
            <text:p>1.12E+008</text:p>
          </table:table-cell>
          <table:table-cell/>
          <table:table-cell table:formula="of:=2*[.B9]/PI()" office:value-type="float" office:value="0.349999994029644">
            <text:p>0.3500</text:p>
          </table:table-cell>
          <table:table-cell table:formula="of:=2*SQRT([.C9])/5000" office:value-type="float" office:value="0.581281902725208">
            <text:p>0.5813</text:p>
          </table:table-cell>
          <table:table-cell table:formula="of:=2*SQRT([.D9])/5000" office:value-type="float" office:value="1.13884460575047">
            <text:p>1.1388</text:p>
          </table:table-cell>
          <table:table-cell table:formula="of:=2*SQRT([.E9])/5000" office:value-type="float" office:value="2.8478799403191">
            <text:p>2.8479</text:p>
          </table:table-cell>
          <table:table-cell table:formula="of:=2*SQRT([.F9])/5000" office:value-type="float" office:value="3.53780512294324">
            <text:p>3.5378</text:p>
          </table:table-cell>
          <table:table-cell table:formula="of:=2*SQRT([.G9])/5000" office:value-type="float" office:value="3.54850664052016">
            <text:p>3.5485</text:p>
          </table:table-cell>
          <table:table-cell table:formula="of:=2*SQRT([.H9])/5000" office:value-type="float" office:value="4.23251692284736">
            <text:p>4.23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31852">
            <text:p>0.6283</text:p>
          </table:table-cell>
          <table:table-cell office:value-type="float" office:value="2752991.29144683">
            <text:p>2.75E+006</text:p>
          </table:table-cell>
          <table:table-cell office:value-type="float" office:value="10527926.9530706">
            <text:p>1.05E+007</text:p>
          </table:table-cell>
          <table:table-cell office:value-type="float" office:value="47655374.6785762">
            <text:p>4.77E+007</text:p>
          </table:table-cell>
          <table:table-cell office:value-type="float" office:value="78781777.1721444">
            <text:p>7.88E+007</text:p>
          </table:table-cell>
          <table:table-cell office:value-type="float" office:value="79761160.300151">
            <text:p>7.98E+007</text:p>
          </table:table-cell>
          <table:table-cell office:value-type="float" office:value="117440848.224042">
            <text:p>1.17E+008</text:p>
          </table:table-cell>
          <table:table-cell/>
          <table:table-cell table:formula="of:=2*[.B10]/PI()" office:value-type="float" office:value="0.399999993176736">
            <text:p>0.4000</text:p>
          </table:table-cell>
          <table:table-cell table:formula="of:=2*SQRT([.C10])/5000" office:value-type="float" office:value="0.663685623342477">
            <text:p>0.6637</text:p>
          </table:table-cell>
          <table:table-cell table:formula="of:=2*SQRT([.D10])/5000" office:value-type="float" office:value="1.29787068404032">
            <text:p>1.2979</text:p>
          </table:table-cell>
          <table:table-cell table:formula="of:=2*SQRT([.E10])/5000" office:value-type="float" office:value="2.76131489485936">
            <text:p>2.7613</text:p>
          </table:table-cell>
          <table:table-cell table:formula="of:=2*SQRT([.F10])/5000" office:value-type="float" office:value="3.55036397395297">
            <text:p>3.5504</text:p>
          </table:table-cell>
          <table:table-cell table:formula="of:=2*SQRT([.G10])/5000" office:value-type="float" office:value="3.57236415389363">
            <text:p>3.5724</text:p>
          </table:table-cell>
          <table:table-cell table:formula="of:=2*SQRT([.H10])/5000" office:value-type="float" office:value="4.33480515315819">
            <text:p>4.3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06858335">
            <text:p>0.7069</text:p>
          </table:table-cell>
          <table:table-cell office:value-type="float" office:value="3476147.90450895">
            <text:p>3.48E+006</text:p>
          </table:table-cell>
          <table:table-cell office:value-type="float" office:value="13233921.1290791">
            <text:p>1.32E+007</text:p>
          </table:table-cell>
          <table:table-cell office:value-type="float" office:value="44732902.6468502">
            <text:p>4.47E+007</text:p>
          </table:table-cell>
          <table:table-cell office:value-type="float" office:value="79395030.8796437">
            <text:p>7.94E+007</text:p>
          </table:table-cell>
          <table:table-cell office:value-type="float" office:value="80964713.101561">
            <text:p>8.10E+007</text:p>
          </table:table-cell>
          <table:table-cell office:value-type="float" office:value="123123132.524962">
            <text:p>1.23E+008</text:p>
          </table:table-cell>
          <table:table-cell/>
          <table:table-cell table:formula="of:=2*[.B11]/PI()" office:value-type="float" office:value="0.449999992323828">
            <text:p>0.4500</text:p>
          </table:table-cell>
          <table:table-cell table:formula="of:=2*SQRT([.C11])/5000" office:value-type="float" office:value="0.745777221911096">
            <text:p>0.7458</text:p>
          </table:table-cell>
          <table:table-cell table:formula="of:=2*SQRT([.D11])/5000" office:value-type="float" office:value="1.45513826856854">
            <text:p>1.4551</text:p>
          </table:table-cell>
          <table:table-cell table:formula="of:=2*SQRT([.E11])/5000" office:value-type="float" office:value="2.67530641674856">
            <text:p>2.6753</text:p>
          </table:table-cell>
          <table:table-cell table:formula="of:=2*SQRT([.F11])/5000" office:value-type="float" office:value="3.56415557190522">
            <text:p>3.5642</text:p>
          </table:table-cell>
          <table:table-cell table:formula="of:=2*SQRT([.G11])/5000" office:value-type="float" office:value="3.59921576128047">
            <text:p>3.5992</text:p>
          </table:table-cell>
          <table:table-cell table:formula="of:=2*SQRT([.H11])/5000" office:value-type="float" office:value="4.43843454429532">
            <text:p>4.4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8539815">
            <text:p>0.7854</text:p>
          </table:table-cell>
          <table:table-cell office:value-type="float" office:value="4279387.99324412">
            <text:p>4.28E+006</text:p>
          </table:table-cell>
          <table:table-cell office:value-type="float" office:value="16204568.7857203">
            <text:p>1.62E+007</text:p>
          </table:table-cell>
          <table:table-cell office:value-type="float" office:value="41926239.1943589">
            <text:p>4.19E+007</text:p>
          </table:table-cell>
          <table:table-cell office:value-type="float" office:value="80060295.5447375">
            <text:p>8.01E+007</text:p>
          </table:table-cell>
          <table:table-cell office:value-type="float" office:value="82305970.0360571">
            <text:p>8.23E+007</text:p>
          </table:table-cell>
          <table:table-cell office:value-type="float" office:value="127561335.81933">
            <text:p>1.28E+008</text:p>
          </table:table-cell>
          <table:table-cell/>
          <table:table-cell table:formula="of:=2*[.B12]/PI()" office:value-type="float" office:value="0.499999991470919">
            <text:p>0.5000</text:p>
          </table:table-cell>
          <table:table-cell table:formula="of:=2*SQRT([.C12])/5000" office:value-type="float" office:value="0.827467267581661">
            <text:p>0.8275</text:p>
          </table:table-cell>
          <table:table-cell table:formula="of:=2*SQRT([.D12])/5000" office:value-type="float" office:value="1.61019595258318">
            <text:p>1.6102</text:p>
          </table:table-cell>
          <table:table-cell table:formula="of:=2*SQRT([.E12])/5000" office:value-type="float" office:value="2.59001897118485">
            <text:p>2.5900</text:p>
          </table:table-cell>
          <table:table-cell table:formula="of:=2*SQRT([.F12])/5000" office:value-type="float" office:value="3.57905675942112">
            <text:p>3.5791</text:p>
          </table:table-cell>
          <table:table-cell table:formula="of:=2*SQRT([.G12])/5000" office:value-type="float" office:value="3.62890551072484">
            <text:p>3.6289</text:p>
          </table:table-cell>
          <table:table-cell table:formula="of:=2*SQRT([.H12])/5000" office:value-type="float" office:value="4.5177221839211">
            <text:p>4.517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63937965">
            <text:p>0.8639</text:p>
          </table:table-cell>
          <table:table-cell office:value-type="float" office:value="5160073.95857016">
            <text:p>5.16E+006</text:p>
          </table:table-cell>
          <table:table-cell office:value-type="float" office:value="19414132.2588068">
            <text:p>1.94E+007</text:p>
          </table:table-cell>
          <table:table-cell office:value-type="float" office:value="39238087.3039605">
            <text:p>3.92E+007</text:p>
          </table:table-cell>
          <table:table-cell office:value-type="float" office:value="80770029.0220652">
            <text:p>8.08E+007</text:p>
          </table:table-cell>
          <table:table-cell office:value-type="float" office:value="83775370.9695716">
            <text:p>8.38E+007</text:p>
          </table:table-cell>
          <table:table-cell office:value-type="float" office:value="123304188.462752">
            <text:p>1.23E+008</text:p>
          </table:table-cell>
          <table:table-cell/>
          <table:table-cell table:formula="of:=2*[.B13]/PI()" office:value-type="float" office:value="0.549999990618011">
            <text:p>0.5500</text:p>
          </table:table-cell>
          <table:table-cell table:formula="of:=2*SQRT([.C13])/5000" office:value-type="float" office:value="0.908631846993723">
            <text:p>0.9086</text:p>
          </table:table-cell>
          <table:table-cell table:formula="of:=2*SQRT([.D13])/5000" office:value-type="float" office:value="1.76245883963544">
            <text:p>1.7625</text:p>
          </table:table-cell>
          <table:table-cell table:formula="of:=2*SQRT([.E13])/5000" office:value-type="float" office:value="2.50561249370961">
            <text:p>2.5056</text:p>
          </table:table-cell>
          <table:table-cell table:formula="of:=2*SQRT([.F13])/5000" office:value-type="float" office:value="3.59488590132294">
            <text:p>3.5949</text:p>
          </table:table-cell>
          <table:table-cell table:formula="of:=2*SQRT([.G13])/5000" office:value-type="float" office:value="3.6611554672168">
            <text:p>3.6612</text:p>
          </table:table-cell>
          <table:table-cell table:formula="of:=2*SQRT([.H13])/5000" office:value-type="float" office:value="4.44169676520588">
            <text:p>4.44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4247778">
            <text:p>0.9425</text:p>
          </table:table-cell>
          <table:table-cell office:value-type="float" office:value="6114398.47155254">
            <text:p>6.11E+006</text:p>
          </table:table-cell>
          <table:table-cell office:value-type="float" office:value="22828093.4148918">
            <text:p>2.28E+007</text:p>
          </table:table-cell>
          <table:table-cell office:value-type="float" office:value="36671479.3424828">
            <text:p>3.67E+007</text:p>
          </table:table-cell>
          <table:table-cell office:value-type="float" office:value="81513613.700547">
            <text:p>8.15E+007</text:p>
          </table:table-cell>
          <table:table-cell office:value-type="float" office:value="85352130.4658409">
            <text:p>8.54E+007</text:p>
          </table:table-cell>
          <table:table-cell office:value-type="float" office:value="119218581.571143">
            <text:p>1.19E+008</text:p>
          </table:table-cell>
          <table:table-cell/>
          <table:table-cell table:formula="of:=2*[.B14]/PI()" office:value-type="float" office:value="0.599999989765103">
            <text:p>0.6000</text:p>
          </table:table-cell>
          <table:table-cell table:formula="of:=2*SQRT([.C14])/5000" office:value-type="float" office:value="0.989092389743449">
            <text:p>0.9891</text:p>
          </table:table-cell>
          <table:table-cell table:formula="of:=2*SQRT([.D14])/5000" office:value-type="float" office:value="1.91115016322179">
            <text:p>1.9112</text:p>
          </table:table-cell>
          <table:table-cell table:formula="of:=2*SQRT([.E14])/5000" office:value-type="float" office:value="2.42227923551296">
            <text:p>2.4223</text:p>
          </table:table-cell>
          <table:table-cell table:formula="of:=2*SQRT([.F14])/5000" office:value-type="float" office:value="3.61139560171515">
            <text:p>3.6114</text:p>
          </table:table-cell>
          <table:table-cell table:formula="of:=2*SQRT([.G14])/5000" office:value-type="float" office:value="3.6954486702611">
            <text:p>3.6954</text:p>
          </table:table-cell>
          <table:table-cell table:formula="of:=2*SQRT([.H14])/5000" office:value-type="float" office:value="4.3674904752481">
            <text:p>4.36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21017595">
            <text:p>1.0210</text:p>
          </table:table-cell>
          <table:table-cell office:value-type="float" office:value="7136657.77110861">
            <text:p>7.14E+006</text:p>
          </table:table-cell>
          <table:table-cell office:value-type="float" office:value="26399386.0351931">
            <text:p>2.64E+007</text:p>
          </table:table-cell>
          <table:table-cell office:value-type="float" office:value="34230924.7678858">
            <text:p>3.42E+007</text:p>
          </table:table-cell>
          <table:table-cell office:value-type="float" office:value="82276662.5869436">
            <text:p>8.23E+007</text:p>
          </table:table-cell>
          <table:table-cell office:value-type="float" office:value="86991953.6630756">
            <text:p>8.70E+007</text:p>
          </table:table-cell>
          <table:table-cell office:value-type="float" office:value="115374189.485135">
            <text:p>1.15E+008</text:p>
          </table:table-cell>
          <table:table-cell/>
          <table:table-cell table:formula="of:=2*[.B15]/PI()" office:value-type="float" office:value="0.649999988912195">
            <text:p>0.6500</text:p>
          </table:table-cell>
          <table:table-cell table:formula="of:=2*SQRT([.C15])/5000" office:value-type="float" office:value="1.06858094844395">
            <text:p>1.0686</text:p>
          </table:table-cell>
          <table:table-cell table:formula="of:=2*SQRT([.D15])/5000" office:value-type="float" office:value="2.05521331389978">
            <text:p>2.0552</text:p>
          </table:table-cell>
          <table:table-cell table:formula="of:=2*SQRT([.E15])/5000" office:value-type="float" office:value="2.34028800852838">
            <text:p>2.3403</text:p>
          </table:table-cell>
          <table:table-cell table:formula="of:=2*SQRT([.F15])/5000" office:value-type="float" office:value="3.62825936420082">
            <text:p>3.6283</text:p>
          </table:table-cell>
          <table:table-cell table:formula="of:=2*SQRT([.G15])/5000" office:value-type="float" office:value="3.7307790856726">
            <text:p>3.7308</text:p>
          </table:table-cell>
          <table:table-cell table:formula="of:=2*SQRT([.H15])/5000" office:value-type="float" office:value="4.29649512016732">
            <text:p>4.296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09955741">
            <text:p>1.0996</text:p>
          </table:table-cell>
          <table:table-cell office:value-type="float" office:value="8217937.98707271">
            <text:p>8.22E+006</text:p>
          </table:table-cell>
          <table:table-cell office:value-type="float" office:value="30062686.2359645">
            <text:p>3.01E+007</text:p>
          </table:table-cell>
          <table:table-cell office:value-type="float" office:value="31923976.6221893">
            <text:p>3.19E+007</text:p>
          </table:table-cell>
          <table:table-cell office:value-type="float" office:value="83040139.1982826">
            <text:p>8.30E+007</text:p>
          </table:table-cell>
          <table:table-cell office:value-type="float" office:value="88600364.1381078">
            <text:p>8.86E+007</text:p>
          </table:table-cell>
          <table:table-cell office:value-type="float" office:value="111905089.781886">
            <text:p>1.12E+008</text:p>
          </table:table-cell>
          <table:table-cell/>
          <table:table-cell table:formula="of:=2*[.B16]/PI()" office:value-type="float" office:value="0.699999988059287">
            <text:p>0.7000</text:p>
          </table:table-cell>
          <table:table-cell table:formula="of:=2*SQRT([.C16])/5000" office:value-type="float" office:value="1.14667784400486">
            <text:p>1.1467</text:p>
          </table:table-cell>
          <table:table-cell table:formula="of:=2*SQRT([.D16])/5000" office:value-type="float" office:value="2.19317801323885">
            <text:p>2.1932</text:p>
          </table:table-cell>
          <table:table-cell table:formula="of:=2*SQRT([.E16])/5000" office:value-type="float" office:value="2.26005226920757">
            <text:p>2.2601</text:p>
          </table:table-cell>
          <table:table-cell table:formula="of:=2*SQRT([.F16])/5000" office:value-type="float" office:value="3.64505449502819">
            <text:p>3.6451</text:p>
          </table:table-cell>
          <table:table-cell table:formula="of:=2*SQRT([.G16])/5000" office:value-type="float" office:value="3.76511065735089">
            <text:p>3.7651</text:p>
          </table:table-cell>
          <table:table-cell table:formula="of:=2*SQRT([.H16])/5000" office:value-type="float" office:value="4.23140808302646">
            <text:p>4.23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78097225">
            <text:p>1.1781</text:p>
          </table:table-cell>
          <table:table-cell office:value-type="float" office:value="9343635.98897158">
            <text:p>9.34E+006</text:p>
          </table:table-cell>
          <table:table-cell office:value-type="float" office:value="29763869.0669246">
            <text:p>2.98E+007</text:p>
          </table:table-cell>
          <table:table-cell office:value-type="float" office:value="33725836.3767159">
            <text:p>3.37E+007</text:p>
          </table:table-cell>
          <table:table-cell office:value-type="float" office:value="83779467.8830576">
            <text:p>8.38E+007</text:p>
          </table:table-cell>
          <table:table-cell office:value-type="float" office:value="89980623.5888615">
            <text:p>9.00E+007</text:p>
          </table:table-cell>
          <table:table-cell office:value-type="float" office:value="109072868.319829">
            <text:p>1.09E+008</text:p>
          </table:table-cell>
          <table:table-cell/>
          <table:table-cell table:formula="of:=2*[.B17]/PI()" office:value-type="float" office:value="0.749999987206379">
            <text:p>0.7500</text:p>
          </table:table-cell>
          <table:table-cell table:formula="of:=2*SQRT([.C17])/5000" office:value-type="float" office:value="1.22269446642874">
            <text:p>1.2227</text:p>
          </table:table-cell>
          <table:table-cell table:formula="of:=2*SQRT([.D17])/5000" office:value-type="float" office:value="2.18225091378328">
            <text:p>2.1823</text:p>
          </table:table-cell>
          <table:table-cell table:formula="of:=2*SQRT([.E17])/5000" office:value-type="float" office:value="2.32295798934775">
            <text:p>2.3230</text:p>
          </table:table-cell>
          <table:table-cell table:formula="of:=2*SQRT([.F17])/5000" office:value-type="float" office:value="3.66124498788175">
            <text:p>3.6612</text:p>
          </table:table-cell>
          <table:table-cell table:formula="of:=2*SQRT([.G17])/5000" office:value-type="float" office:value="3.7943246795995">
            <text:p>3.7943</text:p>
          </table:table-cell>
          <table:table-cell table:formula="of:=2*SQRT([.H17])/5000" office:value-type="float" office:value="4.17751827418775">
            <text:p>4.177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25663704">
            <text:p>1.2566</text:p>
          </table:table-cell>
          <table:table-cell office:value-type="float" office:value="10488584.2076587">
            <text:p>1.05E+007</text:p>
          </table:table-cell>
          <table:table-cell office:value-type="float" office:value="27774495.2114275">
            <text:p>2.78E+007</text:p>
          </table:table-cell>
          <table:table-cell office:value-type="float" office:value="37257531.212597">
            <text:p>3.73E+007</text:p>
          </table:table-cell>
          <table:table-cell office:value-type="float" office:value="84464007.3337817">
            <text:p>8.45E+007</text:p>
          </table:table-cell>
          <table:table-cell office:value-type="float" office:value="90784793.7752857">
            <text:p>9.08E+007</text:p>
          </table:table-cell>
          <table:table-cell office:value-type="float" office:value="107331301.491009">
            <text:p>1.07E+008</text:p>
          </table:table-cell>
          <table:table-cell/>
          <table:table-cell table:formula="of:=2*[.B18]/PI()" office:value-type="float" office:value="0.799999986353471">
            <text:p>0.8000</text:p>
          </table:table-cell>
          <table:table-cell table:formula="of:=2*SQRT([.C18])/5000" office:value-type="float" office:value="1.29544335006413">
            <text:p>1.2954</text:p>
          </table:table-cell>
          <table:table-cell table:formula="of:=2*SQRT([.D18])/5000" office:value-type="float" office:value="2.10806053846383">
            <text:p>2.1081</text:p>
          </table:table-cell>
          <table:table-cell table:formula="of:=2*SQRT([.E18])/5000" office:value-type="float" office:value="2.44155790306426">
            <text:p>2.4416</text:p>
          </table:table-cell>
          <table:table-cell table:formula="of:=2*SQRT([.F18])/5000" office:value-type="float" office:value="3.67617208158229">
            <text:p>3.6762</text:p>
          </table:table-cell>
          <table:table-cell table:formula="of:=2*SQRT([.G18])/5000" office:value-type="float" office:value="3.81124218648536">
            <text:p>3.8112</text:p>
          </table:table-cell>
          <table:table-cell table:formula="of:=2*SQRT([.H18])/5000" office:value-type="float" office:value="4.14403284718659">
            <text:p>4.144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335176855">
            <text:p>1.3352</text:p>
          </table:table-cell>
          <table:table-cell office:value-type="float" office:value="11607248.0414841">
            <text:p>1.16E+007</text:p>
          </table:table-cell>
          <table:table-cell office:value-type="float" office:value="26000277.8771601">
            <text:p>2.60E+007</text:p>
          </table:table-cell>
          <table:table-cell office:value-type="float" office:value="40471976.5871637">
            <text:p>4.05E+007</text:p>
          </table:table-cell>
          <table:table-cell office:value-type="float" office:value="85057570.7450346">
            <text:p>8.51E+007</text:p>
          </table:table-cell>
          <table:table-cell office:value-type="float" office:value="90684698.2581565">
            <text:p>9.07E+007</text:p>
          </table:table-cell>
          <table:table-cell office:value-type="float" office:value="107174466.81738">
            <text:p>1.07E+008</text:p>
          </table:table-cell>
          <table:table-cell/>
          <table:table-cell table:formula="of:=2*[.B19]/PI()" office:value-type="float" office:value="0.849999985500563">
            <text:p>0.8500</text:p>
          </table:table-cell>
          <table:table-cell table:formula="of:=2*SQRT([.C19])/5000" office:value-type="float" office:value="1.3627764624609">
            <text:p>1.3628</text:p>
          </table:table-cell>
          <table:table-cell table:formula="of:=2*SQRT([.D19])/5000" office:value-type="float" office:value="2.03961870464693">
            <text:p>2.0396</text:p>
          </table:table-cell>
          <table:table-cell table:formula="of:=2*SQRT([.E19])/5000" office:value-type="float" office:value="2.54470356897345">
            <text:p>2.5447</text:p>
          </table:table-cell>
          <table:table-cell table:formula="of:=2*SQRT([.F19])/5000" office:value-type="float" office:value="3.68906645632815">
            <text:p>3.6891</text:p>
          </table:table-cell>
          <table:table-cell table:formula="of:=2*SQRT([.G19])/5000" office:value-type="float" office:value="3.80914054890405">
            <text:p>3.8091</text:p>
          </table:table-cell>
          <table:table-cell table:formula="of:=2*SQRT([.H19])/5000" office:value-type="float" office:value="4.14100406795029">
            <text:p>4.14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1371667">
            <text:p>1.4137</text:p>
          </table:table-cell>
          <table:table-cell office:value-type="float" office:value="12614976.6658443">
            <text:p>1.26E+007</text:p>
          </table:table-cell>
          <table:table-cell office:value-type="float" office:value="24524964.5957843">
            <text:p>2.45E+007</text:p>
          </table:table-cell>
          <table:table-cell office:value-type="float" office:value="43117660.0185612">
            <text:p>4.31E+007</text:p>
          </table:table-cell>
          <table:table-cell office:value-type="float" office:value="85520953.5907166">
            <text:p>8.55E+007</text:p>
          </table:table-cell>
          <table:table-cell office:value-type="float" office:value="89859153.4037369">
            <text:p>8.99E+007</text:p>
          </table:table-cell>
          <table:table-cell office:value-type="float" office:value="108662697.560078">
            <text:p>1.09E+008</text:p>
          </table:table-cell>
          <table:table-cell/>
          <table:table-cell table:formula="of:=2*[.B20]/PI()" office:value-type="float" office:value="0.899999984647655">
            <text:p>0.9000</text:p>
          </table:table-cell>
          <table:table-cell table:formula="of:=2*SQRT([.C20])/5000" office:value-type="float" office:value="1.42070273686478">
            <text:p>1.4207</text:p>
          </table:table-cell>
          <table:table-cell table:formula="of:=2*SQRT([.D20])/5000" office:value-type="float" office:value="1.98090745248875">
            <text:p>1.9809</text:p>
          </table:table-cell>
          <table:table-cell table:formula="of:=2*SQRT([.E20])/5000" office:value-type="float" office:value="2.62656155514577">
            <text:p>2.6266</text:p>
          </table:table-cell>
          <table:table-cell table:formula="of:=2*SQRT([.F20])/5000" office:value-type="float" office:value="3.69910159018574">
            <text:p>3.6991</text:p>
          </table:table-cell>
          <table:table-cell table:formula="of:=2*SQRT([.G20])/5000" office:value-type="float" office:value="3.79176272261305">
            <text:p>3.7918</text:p>
          </table:table-cell>
          <table:table-cell table:formula="of:=2*SQRT([.H20])/5000" office:value-type="float" office:value="4.16965605411435">
            <text:p>4.169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92256485">
            <text:p>1.4923</text:p>
          </table:table-cell>
          <table:table-cell office:value-type="float" office:value="13362285.5257527">
            <text:p>1.34E+007</text:p>
          </table:table-cell>
          <table:table-cell office:value-type="float" office:value="23497375.6570225">
            <text:p>2.35E+007</text:p>
          </table:table-cell>
          <table:table-cell office:value-type="float" office:value="44892839.516932">
            <text:p>4.49E+007</text:p>
          </table:table-cell>
          <table:table-cell office:value-type="float" office:value="85817232.6829641">
            <text:p>8.58E+007</text:p>
          </table:table-cell>
          <table:table-cell office:value-type="float" office:value="88967391.7054556">
            <text:p>8.90E+007</text:p>
          </table:table-cell>
          <table:table-cell office:value-type="float" office:value="111430148.349174">
            <text:p>1.11E+008</text:p>
          </table:table-cell>
          <table:table-cell/>
          <table:table-cell table:formula="of:=2*[.B21]/PI()" office:value-type="float" office:value="0.949999983794747">
            <text:p>0.9500</text:p>
          </table:table-cell>
          <table:table-cell table:formula="of:=2*SQRT([.C21])/5000" office:value-type="float" office:value="1.46217840365683">
            <text:p>1.4622</text:p>
          </table:table-cell>
          <table:table-cell table:formula="of:=2*SQRT([.D21])/5000" office:value-type="float" office:value="1.93896366781938">
            <text:p>1.9390</text:p>
          </table:table-cell>
          <table:table-cell table:formula="of:=2*SQRT([.E21])/5000" office:value-type="float" office:value="2.68008476035911">
            <text:p>2.6801</text:p>
          </table:table-cell>
          <table:table-cell table:formula="of:=2*SQRT([.F21])/5000" office:value-type="float" office:value="3.70550364043462">
            <text:p>3.7055</text:p>
          </table:table-cell>
          <table:table-cell table:formula="of:=2*SQRT([.G21])/5000" office:value-type="float" office:value="3.77290109502925">
            <text:p>3.7729</text:p>
          </table:table-cell>
          <table:table-cell table:formula="of:=2*SQRT([.H21])/5000" office:value-type="float" office:value="4.2224191805016">
            <text:p>4.22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5707963">
            <text:p>1.5708</text:p>
          </table:table-cell>
          <table:table-cell office:value-type="float" office:value="13647970.8852124">
            <text:p>1.36E+007</text:p>
          </table:table-cell>
          <table:table-cell office:value-type="float" office:value="23118309.0339949">
            <text:p>2.31E+007</text:p>
          </table:table-cell>
          <table:table-cell office:value-type="float" office:value="45523132.2200718">
            <text:p>4.55E+007</text:p>
          </table:table-cell>
          <table:table-cell office:value-type="float" office:value="85919336.0712625">
            <text:p>8.59E+007</text:p>
          </table:table-cell>
          <table:table-cell office:value-type="float" office:value="88597245.1097787">
            <text:p>8.86E+007</text:p>
          </table:table-cell>
          <table:table-cell office:value-type="float" office:value="115078353.962797">
            <text:p>1.15E+008</text:p>
          </table:table-cell>
          <table:table-cell/>
          <table:table-cell table:formula="of:=2*[.B22]/PI()" office:value-type="float" office:value="0.999999982941839">
            <text:p>1.0000</text:p>
          </table:table-cell>
          <table:table-cell table:formula="of:=2*SQRT([.C22])/5000" office:value-type="float" office:value="1.47772640960158">
            <text:p>1.4777</text:p>
          </table:table-cell>
          <table:table-cell table:formula="of:=2*SQRT([.D22])/5000" office:value-type="float" office:value="1.92326010862784">
            <text:p>1.9233</text:p>
          </table:table-cell>
          <table:table-cell table:formula="of:=2*SQRT([.E22])/5000" office:value-type="float" office:value="2.69883329518729">
            <text:p>2.6988</text:p>
          </table:table-cell>
          <table:table-cell table:formula="of:=2*SQRT([.F22])/5000" office:value-type="float" office:value="3.70770734705451">
            <text:p>3.7077</text:p>
          </table:table-cell>
          <table:table-cell table:formula="of:=2*SQRT([.G22])/5000" office:value-type="float" office:value="3.76504438454112">
            <text:p>3.7650</text:p>
          </table:table-cell>
          <table:table-cell table:formula="of:=2*SQRT([.H22])/5000" office:value-type="float" office:value="4.29098317801963">
            <text:p>4.291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7T11:53:43</meta:creation-date>
    <dc:date>2012-08-27T11:57:25</dc:date>
    <dc:creator>Nicolas Guarin</dc:creator>
    <meta:editing-duration>P0D</meta:editing-duration>
    <meta:editing-cycles>1</meta:editing-cycles>
    <meta:document-statistic meta:table-count="3" meta:cell-count="322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09cm" svg:y="2.956cm" style:legend-expansion="high" chart:style-name="ch2"/>
        <chart:plot-area chart:style-name="ch3" table:cell-range-address="Sheet1.J2:Sheet1.P22 Sheet1.K1:Sheet1.P1" chart:data-source-has-labels="row" svg:x="0.77cm" svg:y="0.855cm" svg:width="12.399cm" svg:height="7.545cm">
          <chartooo:coordinate-region svg:x="1.206cm" svg:y="1.054cm" svg:width="11.72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2" chart:label-cell-address="Sheet1.K1:Sheet1.K1" chart:class="chart:scatter">
            <chart:domain table:cell-range-address="Sheet1.J2:Sheet1.J22"/>
            <chart:data-point chart:repeated="21"/>
          </chart:series>
          <chart:series chart:style-name="ch8" chart:values-cell-range-address="Sheet1.L2:Sheet1.L22" chart:label-cell-address="Sheet1.L1:Sheet1.L1" chart:class="chart:scatter">
            <chart:data-point chart:repeated="21"/>
          </chart:series>
          <chart:series chart:style-name="ch9" chart:values-cell-range-address="Sheet1.M2:Sheet1.M22" chart:label-cell-address="Sheet1.M1:Sheet1.M1" chart:class="chart:scatter">
            <chart:data-point chart:repeated="21"/>
          </chart:series>
          <chart:series chart:style-name="ch10" chart:values-cell-range-address="Sheet1.N2:Sheet1.N22" chart:label-cell-address="Sheet1.N1:Sheet1.N1" chart:class="chart:scatter">
            <chart:data-point chart:repeated="21"/>
          </chart:series>
          <chart:series chart:style-name="ch11" chart:values-cell-range-address="Sheet1.O2:Sheet1.O22" chart:label-cell-address="Sheet1.O1:Sheet1.O1" chart:class="chart:scatter">
            <chart:data-point chart:repeated="21"/>
          </chart:series>
          <chart:series chart:style-name="ch12" chart:values-cell-range-address="Sheet1.P2:Sheet1.P22" chart:label-cell-address="Sheet1.P1:Sheet1.P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N = 1</text:p>
                <draw:g>
                  <svg:desc>Sheet1.K1:Sheet1.K1</svg:desc>
                </draw:g>
              </table:table-cell>
              <table:table-cell office:value-type="string">
                <text:p>N = 2</text:p>
                <draw:g>
                  <svg:desc>Sheet1.L1:Sheet1.L1</svg:desc>
                </draw:g>
              </table:table-cell>
              <table:table-cell office:value-type="string">
                <text:p>N = 3</text:p>
                <draw:g>
                  <svg:desc>Sheet1.M1:Sheet1.M1</svg:desc>
                </draw:g>
              </table:table-cell>
              <table:table-cell office:value-type="string">
                <text:p>N = 4</text:p>
                <draw:g>
                  <svg:desc>Sheet1.N1:Sheet1.N1</svg:desc>
                </draw:g>
              </table:table-cell>
              <table:table-cell office:value-type="string">
                <text:p>N = 5</text:p>
                <draw:g>
                  <svg:desc>Sheet1.O1:Sheet1.O1</svg:desc>
                </draw:g>
              </table:table-cell>
              <table:table-cell office:value-type="string">
                <text:p>N = 6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22</svg:desc>
                </draw:g>
              </table:table-cell>
              <table:table-cell office:value-type="float" office:value="0.000000483932107061098">
                <text:p>0.000000483932107061098</text:p>
                <draw:g>
                  <svg:desc>Sheet1.K2:Sheet1.K22</svg:desc>
                </draw:g>
              </table:table-cell>
              <table:table-cell office:value-type="float" office:value="0.000000410808028306239">
                <text:p>0.000000410808028306239</text:p>
                <draw:g>
                  <svg:desc>Sheet1.L2:Sheet1.L22</svg:desc>
                </draw:g>
              </table:table-cell>
              <table:table-cell office:value-type="float" office:value="3.37351447712362">
                <text:p>3.37351447712362</text:p>
                <draw:g>
                  <svg:desc>Sheet1.M2:Sheet1.M22</svg:desc>
                </draw:g>
              </table:table-cell>
              <table:table-cell office:value-type="float" office:value="3.46988117565406">
                <text:p>3.46988117565406</text:p>
                <draw:g>
                  <svg:desc>Sheet1.N2:Sheet1.N22</svg:desc>
                </draw:g>
              </table:table-cell>
              <table:table-cell office:value-type="float" office:value="3.46988117565408">
                <text:p>3.46988117565408</text:p>
                <draw:g>
                  <svg:desc>Sheet1.O2:Sheet1.O22</svg:desc>
                </draw:g>
              </table:table-cell>
              <table:table-cell office:value-type="float" office:value="3.68019271797511">
                <text:p>3.68019271797511</text:p>
                <draw:g>
                  <svg:desc>Sheet1.P2:Sheet1.P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999999147092">
                <text:p>0.049999999147092</text:p>
              </table:table-cell>
              <table:table-cell office:value-type="float" office:value="0.0832672012755335">
                <text:p>0.0832672012755335</text:p>
              </table:table-cell>
              <table:table-cell office:value-type="float" office:value="0.164006291197742">
                <text:p>0.164006291197742</text:p>
              </table:table-cell>
              <table:table-cell office:value-type="float" office:value="3.34100091571762">
                <text:p>3.34100091571762</text:p>
              </table:table-cell>
              <table:table-cell office:value-type="float" office:value="3.47149326393134">
                <text:p>3.47149326393134</text:p>
              </table:table-cell>
              <table:table-cell office:value-type="float" office:value="3.4791598169138">
                <text:p>3.4791598169138</text:p>
              </table:table-cell>
              <table:table-cell office:value-type="float" office:value="3.70538668344806">
                <text:p>3.70538668344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9999982941839">
                <text:p>0.0999999982941839</text:p>
              </table:table-cell>
              <table:table-cell office:value-type="float" office:value="0.166508075406149">
                <text:p>0.166508075406149</text:p>
              </table:table-cell>
              <table:table-cell office:value-type="float" office:value="0.327860260926484">
                <text:p>0.327860260926484</text:p>
              </table:table-cell>
              <table:table-cell office:value-type="float" office:value="3.27278582395802">
                <text:p>3.27278582395802</text:p>
              </table:table-cell>
              <table:table-cell office:value-type="float" office:value="3.47632806116333">
                <text:p>3.47632806116333</text:p>
              </table:table-cell>
              <table:table-cell office:value-type="float" office:value="3.49069296138899">
                <text:p>3.49069296138899</text:p>
              </table:table-cell>
              <table:table-cell office:value-type="float" office:value="3.76793930831914">
                <text:p>3.76793930831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9999997441276">
                <text:p>0.149999997441276</text:p>
              </table:table-cell>
              <table:table-cell office:value-type="float" office:value="0.249695501387022">
                <text:p>0.249695501387022</text:p>
              </table:table-cell>
              <table:table-cell office:value-type="float" office:value="0.491404712045332">
                <text:p>0.491404712045332</text:p>
              </table:table-cell>
              <table:table-cell office:value-type="float" office:value="3.19266058997648">
                <text:p>3.19266058997648</text:p>
              </table:table-cell>
              <table:table-cell office:value-type="float" office:value="3.48438094716232">
                <text:p>3.48438094716232</text:p>
              </table:table-cell>
              <table:table-cell office:value-type="float" office:value="3.49946791657022">
                <text:p>3.49946791657022</text:p>
              </table:table-cell>
              <table:table-cell office:value-type="float" office:value="3.84905223791929">
                <text:p>3.84905223791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6588368">
                <text:p>0.199999996588368</text:p>
              </table:table-cell>
              <table:table-cell office:value-type="float" office:value="0.332800661467355">
                <text:p>0.332800661467355</text:p>
              </table:table-cell>
              <table:table-cell office:value-type="float" office:value="0.654472264192776">
                <text:p>0.654472264192776</text:p>
              </table:table-cell>
              <table:table-cell office:value-type="float" office:value="3.10806459970336">
                <text:p>3.10806459970336</text:p>
              </table:table-cell>
              <table:table-cell office:value-type="float" office:value="3.49564343360696">
                <text:p>3.49564343360696</text:p>
              </table:table-cell>
              <table:table-cell office:value-type="float" office:value="3.50768738283725">
                <text:p>3.50768738283725</text:p>
              </table:table-cell>
              <table:table-cell office:value-type="float" office:value="3.93904957667778">
                <text:p>3.9390495766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99999573546">
                <text:p>0.24999999573546</text:p>
              </table:table-cell>
              <table:table-cell office:value-type="float" office:value="0.41579190175178">
                <text:p>0.41579190175178</text:p>
              </table:table-cell>
              <table:table-cell office:value-type="float" office:value="0.816879125547371">
                <text:p>0.816879125547371</text:p>
              </table:table-cell>
              <table:table-cell office:value-type="float" office:value="3.02171354350449">
                <text:p>3.02171354350449</text:p>
              </table:table-cell>
              <table:table-cell office:value-type="float" office:value="3.51010173653982">
                <text:p>3.51010173653982</text:p>
              </table:table-cell>
              <table:table-cell office:value-type="float" office:value="3.51655546828183">
                <text:p>3.51655546828183</text:p>
              </table:table-cell>
              <table:table-cell office:value-type="float" office:value="4.0339615652986">
                <text:p>4.0339615652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999994882552">
                <text:p>0.299999994882552</text:p>
              </table:table-cell>
              <table:table-cell office:value-type="float" office:value="0.498633186944149">
                <text:p>0.498633186944149</text:p>
              </table:table-cell>
              <table:table-cell office:value-type="float" office:value="0.978417329894979">
                <text:p>0.978417329894979</text:p>
              </table:table-cell>
              <table:table-cell office:value-type="float" office:value="2.93478936269847">
                <text:p>2.93478936269847</text:p>
              </table:table-cell>
              <table:table-cell office:value-type="float" office:value="3.52654158528685">
                <text:p>3.52654158528685</text:p>
              </table:table-cell>
              <table:table-cell office:value-type="float" office:value="3.52773419029627">
                <text:p>3.52773419029627</text:p>
              </table:table-cell>
              <table:table-cell office:value-type="float" office:value="4.13206657687782">
                <text:p>4.13206657687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99994029644">
                <text:p>0.349999994029644</text:p>
              </table:table-cell>
              <table:table-cell office:value-type="float" office:value="0.581281902725208">
                <text:p>0.581281902725208</text:p>
              </table:table-cell>
              <table:table-cell office:value-type="float" office:value="1.13884460575047">
                <text:p>1.13884460575047</text:p>
              </table:table-cell>
              <table:table-cell office:value-type="float" office:value="2.8478799403191">
                <text:p>2.8478799403191</text:p>
              </table:table-cell>
              <table:table-cell office:value-type="float" office:value="3.53780512294324">
                <text:p>3.53780512294324</text:p>
              </table:table-cell>
              <table:table-cell office:value-type="float" office:value="3.54850664052016">
                <text:p>3.54850664052016</text:p>
              </table:table-cell>
              <table:table-cell office:value-type="float" office:value="4.23251692284736">
                <text:p>4.23251692284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9999993176736">
                <text:p>0.399999993176736</text:p>
              </table:table-cell>
              <table:table-cell office:value-type="float" office:value="0.663685623342477">
                <text:p>0.663685623342477</text:p>
              </table:table-cell>
              <table:table-cell office:value-type="float" office:value="1.29787068404032">
                <text:p>1.29787068404032</text:p>
              </table:table-cell>
              <table:table-cell office:value-type="float" office:value="2.76131489485936">
                <text:p>2.76131489485936</text:p>
              </table:table-cell>
              <table:table-cell office:value-type="float" office:value="3.55036397395297">
                <text:p>3.55036397395297</text:p>
              </table:table-cell>
              <table:table-cell office:value-type="float" office:value="3.57236415389363">
                <text:p>3.57236415389363</text:p>
              </table:table-cell>
              <table:table-cell office:value-type="float" office:value="4.33480515315819">
                <text:p>4.33480515315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9999992323828">
                <text:p>0.449999992323828</text:p>
              </table:table-cell>
              <table:table-cell office:value-type="float" office:value="0.745777221911096">
                <text:p>0.745777221911096</text:p>
              </table:table-cell>
              <table:table-cell office:value-type="float" office:value="1.45513826856854">
                <text:p>1.45513826856854</text:p>
              </table:table-cell>
              <table:table-cell office:value-type="float" office:value="2.67530641674856">
                <text:p>2.67530641674856</text:p>
              </table:table-cell>
              <table:table-cell office:value-type="float" office:value="3.56415557190522">
                <text:p>3.56415557190522</text:p>
              </table:table-cell>
              <table:table-cell office:value-type="float" office:value="3.59921576128047">
                <text:p>3.59921576128047</text:p>
              </table:table-cell>
              <table:table-cell office:value-type="float" office:value="4.43843454429532">
                <text:p>4.43843454429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999991470919">
                <text:p>0.499999991470919</text:p>
              </table:table-cell>
              <table:table-cell office:value-type="float" office:value="0.827467267581661">
                <text:p>0.827467267581661</text:p>
              </table:table-cell>
              <table:table-cell office:value-type="float" office:value="1.61019595258318">
                <text:p>1.61019595258318</text:p>
              </table:table-cell>
              <table:table-cell office:value-type="float" office:value="2.59001897118485">
                <text:p>2.59001897118485</text:p>
              </table:table-cell>
              <table:table-cell office:value-type="float" office:value="3.57905675942112">
                <text:p>3.57905675942112</text:p>
              </table:table-cell>
              <table:table-cell office:value-type="float" office:value="3.62890551072484">
                <text:p>3.62890551072484</text:p>
              </table:table-cell>
              <table:table-cell office:value-type="float" office:value="4.5177221839211">
                <text:p>4.517722183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9999990618011">
                <text:p>0.549999990618011</text:p>
              </table:table-cell>
              <table:table-cell office:value-type="float" office:value="0.908631846993723">
                <text:p>0.908631846993723</text:p>
              </table:table-cell>
              <table:table-cell office:value-type="float" office:value="1.76245883963544">
                <text:p>1.76245883963544</text:p>
              </table:table-cell>
              <table:table-cell office:value-type="float" office:value="2.50561249370961">
                <text:p>2.50561249370961</text:p>
              </table:table-cell>
              <table:table-cell office:value-type="float" office:value="3.59488590132294">
                <text:p>3.59488590132294</text:p>
              </table:table-cell>
              <table:table-cell office:value-type="float" office:value="3.6611554672168">
                <text:p>3.6611554672168</text:p>
              </table:table-cell>
              <table:table-cell office:value-type="float" office:value="4.44169676520588">
                <text:p>4.44169676520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9999989765103">
                <text:p>0.599999989765103</text:p>
              </table:table-cell>
              <table:table-cell office:value-type="float" office:value="0.989092389743449">
                <text:p>0.989092389743449</text:p>
              </table:table-cell>
              <table:table-cell office:value-type="float" office:value="1.91115016322179">
                <text:p>1.91115016322179</text:p>
              </table:table-cell>
              <table:table-cell office:value-type="float" office:value="2.42227923551296">
                <text:p>2.42227923551296</text:p>
              </table:table-cell>
              <table:table-cell office:value-type="float" office:value="3.61139560171515">
                <text:p>3.61139560171515</text:p>
              </table:table-cell>
              <table:table-cell office:value-type="float" office:value="3.6954486702611">
                <text:p>3.6954486702611</text:p>
              </table:table-cell>
              <table:table-cell office:value-type="float" office:value="4.3674904752481">
                <text:p>4.3674904752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9999988912195">
                <text:p>0.649999988912195</text:p>
              </table:table-cell>
              <table:table-cell office:value-type="float" office:value="1.06858094844395">
                <text:p>1.06858094844395</text:p>
              </table:table-cell>
              <table:table-cell office:value-type="float" office:value="2.05521331389978">
                <text:p>2.05521331389978</text:p>
              </table:table-cell>
              <table:table-cell office:value-type="float" office:value="2.34028800852838">
                <text:p>2.34028800852838</text:p>
              </table:table-cell>
              <table:table-cell office:value-type="float" office:value="3.62825936420082">
                <text:p>3.62825936420082</text:p>
              </table:table-cell>
              <table:table-cell office:value-type="float" office:value="3.7307790856726">
                <text:p>3.7307790856726</text:p>
              </table:table-cell>
              <table:table-cell office:value-type="float" office:value="4.29649512016732">
                <text:p>4.29649512016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9999988059287">
                <text:p>0.699999988059287</text:p>
              </table:table-cell>
              <table:table-cell office:value-type="float" office:value="1.14667784400486">
                <text:p>1.14667784400486</text:p>
              </table:table-cell>
              <table:table-cell office:value-type="float" office:value="2.19317801323885">
                <text:p>2.19317801323885</text:p>
              </table:table-cell>
              <table:table-cell office:value-type="float" office:value="2.26005226920757">
                <text:p>2.26005226920757</text:p>
              </table:table-cell>
              <table:table-cell office:value-type="float" office:value="3.64505449502819">
                <text:p>3.64505449502819</text:p>
              </table:table-cell>
              <table:table-cell office:value-type="float" office:value="3.76511065735089">
                <text:p>3.76511065735089</text:p>
              </table:table-cell>
              <table:table-cell office:value-type="float" office:value="4.23140808302646">
                <text:p>4.23140808302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9999987206379">
                <text:p>0.749999987206379</text:p>
              </table:table-cell>
              <table:table-cell office:value-type="float" office:value="1.22269446642874">
                <text:p>1.22269446642874</text:p>
              </table:table-cell>
              <table:table-cell office:value-type="float" office:value="2.18225091378328">
                <text:p>2.18225091378328</text:p>
              </table:table-cell>
              <table:table-cell office:value-type="float" office:value="2.32295798934775">
                <text:p>2.32295798934775</text:p>
              </table:table-cell>
              <table:table-cell office:value-type="float" office:value="3.66124498788175">
                <text:p>3.66124498788175</text:p>
              </table:table-cell>
              <table:table-cell office:value-type="float" office:value="3.7943246795995">
                <text:p>3.7943246795995</text:p>
              </table:table-cell>
              <table:table-cell office:value-type="float" office:value="4.17751827418775">
                <text:p>4.17751827418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9999986353471">
                <text:p>0.799999986353471</text:p>
              </table:table-cell>
              <table:table-cell office:value-type="float" office:value="1.29544335006413">
                <text:p>1.29544335006413</text:p>
              </table:table-cell>
              <table:table-cell office:value-type="float" office:value="2.10806053846383">
                <text:p>2.10806053846383</text:p>
              </table:table-cell>
              <table:table-cell office:value-type="float" office:value="2.44155790306426">
                <text:p>2.44155790306426</text:p>
              </table:table-cell>
              <table:table-cell office:value-type="float" office:value="3.67617208158229">
                <text:p>3.67617208158229</text:p>
              </table:table-cell>
              <table:table-cell office:value-type="float" office:value="3.81124218648536">
                <text:p>3.81124218648536</text:p>
              </table:table-cell>
              <table:table-cell office:value-type="float" office:value="4.14403284718659">
                <text:p>4.14403284718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9999985500563">
                <text:p>0.849999985500563</text:p>
              </table:table-cell>
              <table:table-cell office:value-type="float" office:value="1.3627764624609">
                <text:p>1.3627764624609</text:p>
              </table:table-cell>
              <table:table-cell office:value-type="float" office:value="2.03961870464693">
                <text:p>2.03961870464693</text:p>
              </table:table-cell>
              <table:table-cell office:value-type="float" office:value="2.54470356897345">
                <text:p>2.54470356897345</text:p>
              </table:table-cell>
              <table:table-cell office:value-type="float" office:value="3.68906645632815">
                <text:p>3.68906645632815</text:p>
              </table:table-cell>
              <table:table-cell office:value-type="float" office:value="3.80914054890405">
                <text:p>3.80914054890405</text:p>
              </table:table-cell>
              <table:table-cell office:value-type="float" office:value="4.14100406795029">
                <text:p>4.14100406795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9999984647655">
                <text:p>0.899999984647655</text:p>
              </table:table-cell>
              <table:table-cell office:value-type="float" office:value="1.42070273686478">
                <text:p>1.42070273686478</text:p>
              </table:table-cell>
              <table:table-cell office:value-type="float" office:value="1.98090745248875">
                <text:p>1.98090745248875</text:p>
              </table:table-cell>
              <table:table-cell office:value-type="float" office:value="2.62656155514577">
                <text:p>2.62656155514577</text:p>
              </table:table-cell>
              <table:table-cell office:value-type="float" office:value="3.69910159018574">
                <text:p>3.69910159018574</text:p>
              </table:table-cell>
              <table:table-cell office:value-type="float" office:value="3.79176272261305">
                <text:p>3.79176272261305</text:p>
              </table:table-cell>
              <table:table-cell office:value-type="float" office:value="4.16965605411435">
                <text:p>4.16965605411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9999983794747">
                <text:p>0.949999983794747</text:p>
              </table:table-cell>
              <table:table-cell office:value-type="float" office:value="1.46217840365683">
                <text:p>1.46217840365683</text:p>
              </table:table-cell>
              <table:table-cell office:value-type="float" office:value="1.93896366781938">
                <text:p>1.93896366781938</text:p>
              </table:table-cell>
              <table:table-cell office:value-type="float" office:value="2.68008476035911">
                <text:p>2.68008476035911</text:p>
              </table:table-cell>
              <table:table-cell office:value-type="float" office:value="3.70550364043462">
                <text:p>3.70550364043462</text:p>
              </table:table-cell>
              <table:table-cell office:value-type="float" office:value="3.77290109502925">
                <text:p>3.77290109502925</text:p>
              </table:table-cell>
              <table:table-cell office:value-type="float" office:value="4.2224191805016">
                <text:p>4.2224191805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999982941839">
                <text:p>0.999999982941839</text:p>
              </table:table-cell>
              <table:table-cell office:value-type="float" office:value="1.47772640960158">
                <text:p>1.47772640960158</text:p>
              </table:table-cell>
              <table:table-cell office:value-type="float" office:value="1.92326010862784">
                <text:p>1.92326010862784</text:p>
              </table:table-cell>
              <table:table-cell office:value-type="float" office:value="2.69883329518729">
                <text:p>2.69883329518729</text:p>
              </table:table-cell>
              <table:table-cell office:value-type="float" office:value="3.70770734705451">
                <text:p>3.70770734705451</text:p>
              </table:table-cell>
              <table:table-cell office:value-type="float" office:value="3.76504438454112">
                <text:p>3.76504438454112</text:p>
              </table:table-cell>
              <table:table-cell office:value-type="float" office:value="4.29098317801963">
                <text:p>4.29098317801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